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7_20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7, FF 7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Type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Sabato Morais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Joseph Blumenthal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June 19, 1895</text:p>
      <text:p text:style-name="P4">Month<text:tab/><text:tab/><text:tab/><text:tab/><text:tab/><text:tab/>June</text:p>
      <text:p text:style-name="P4">Year<text:tab/><text:tab/><text:tab/><text:tab/><text:tab/><text:tab/>1895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Letter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C/</text:p>
      <text:p text:style-name="P2"><text:s/>O/</text:p>
      <text:p text:style-name="P2"><text:s text:c="2"/>P/</text:p>
      <text:p text:style-name="P2"><text:s text:c="3"/>Y/</text:p>
      <text:p text:style-name="P2">Honorable Joseph Blumenthal/</text:p>
      <text:p text:style-name="P2"><text:tab/>My Dear Sir/</text:p>
      <text:p text:style-name="P2"><text:tab/><text:tab/>Having waited to no purpose at the Seminary on/ Tuesday last for those whom I had anticipated to meet, according to/ appointment, I wrote to Mr. Max Cohen and stated that the examination/ of the classes would take place next Thursday a week, the 27th inst./ <text:s/>I would have preferred to defer it to July 1st, in order to give the/ pupils, including mine here who lately have been very busy with secular/ studies, an opportunity to review, but Dr. Drachman desired to hold/ the examination earlier, because his family will leave town before July./ <text:s/>It is understood that Wittenberg and Friedman will undergo a separate/ examination, on Monday, September 2nd. <text:s/>Do you not think it advisable/ to notify the public through the Jewish papers and write all the/ Trustees to be present? <text:s/>I <text:soft-page-break/>shall be on hand, I hope at 10 o'clock, leaving/ Phila at 7:30. <text:s/>I shall bring my two scholars along./ <text:s/>Yours truly/ S. MORAIS/</text:p>
      <text:p text:style-name="P2">Monday, June 19. 1895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2T15:41:33.56</meta:creation-date>
    <dc:date>2011-12-22T15:45:59.51</dc:date>
    <dc:creator>Penn Libraries</dc:creator>
    <meta:editing-duration>PT00H04M2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8" meta:word-count="337" meta:character-count="2257"/>
  </office:meta>
</office:document-meta>
</file>